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1.804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ime: 10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2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4.2818" calcext:value-type="float">
            <text:p>74.28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2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4.8776" calcext:value-type="float">
            <text:p>84.87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9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5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6.5842" calcext:value-type="float">
            <text:p>76.5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1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6865" calcext:value-type="float">
            <text:p>96.68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9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6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5.0057" calcext:value-type="float">
            <text:p>95.0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8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8.0806" calcext:value-type="float">
            <text:p>88.08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4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DECENTRALISED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00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1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5.8597" calcext:value-type="float">
            <text:p>95.85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3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0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2.3005" calcext:value-type="float">
            <text:p>82.3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6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8745" calcext:value-type="float">
            <text:p>95.8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2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3985" calcext:value-type="float">
            <text:p>98.3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8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7.9705" calcext:value-type="float">
            <text:p>97.97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55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7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DECENTRALISE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73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1516" calcext:value-type="float">
            <text:p>89.15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9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85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1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9648" calcext:value-type="float">
            <text:p>83.96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7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4.6683" calcext:value-type="float">
            <text:p>94.66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3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94.2216" calcext:value-type="float">
            <text:p>94.2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10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0296" calcext:value-type="float">
            <text:p>93.02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6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6.3954" calcext:value-type="float">
            <text:p>96.39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2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1.9679" calcext:value-type="float">
            <text:p>81.9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4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2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5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71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82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97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3.4649" calcext:value-type="float">
            <text:p>73.46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6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4.2375" calcext:value-type="float">
            <text:p>94.2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2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3.7234" calcext:value-type="float">
            <text:p>93.7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83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7.3514" calcext:value-type="float">
            <text:p>97.35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0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79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3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8483" calcext:value-type="float">
            <text:p>92.84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92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7.3688" calcext:value-type="float">
            <text:p>97.3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lligible Tot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%Memory</text:p>
          </table:table-cell>
          <table:table-cell office:value-type="float" office:value="0.794872" calcext:value-type="float">
            <text:p>0.79487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51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2.5242" calcext:value-type="float">
            <text:p>72.5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0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5.3291" calcext:value-type="float">
            <text:p>75.3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6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5.2661" calcext:value-type="float">
            <text:p>75.26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2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2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3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6.6899" calcext:value-type="float">
            <text:p>86.6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9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2.5253" calcext:value-type="float">
            <text:p>82.5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5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1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6.8417" calcext:value-type="float">
            <text:p>96.8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3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2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6.9902" calcext:value-type="float">
            <text:p>86.9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1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8.837" calcext:value-type="float">
            <text:p>78.8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7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5.5224" calcext:value-type="float">
            <text:p>95.5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4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0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436" calcext:value-type="float">
            <text:p>98.9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0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4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3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9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6.0453" calcext:value-type="float">
            <text:p>86.04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7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4.7289" calcext:value-type="float">
            <text:p>74.7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3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4394" calcext:value-type="float">
            <text:p>94.43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9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0.195" calcext:value-type="float">
            <text:p>90.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57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3.9442" calcext:value-type="float">
            <text:p>93.94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5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48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4.9989" calcext:value-type="float">
            <text:p>94.99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6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2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3.8392" calcext:value-type="float">
            <text:p>83.83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8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2.1606" calcext:value-type="float">
            <text:p>92.1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5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0.5876" calcext:value-type="float">
            <text:p>70.5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lligible Tot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%Memory</text:p>
          </table:table-cell>
          <table:table-cell office:value-type="float" office:value="0.857143" calcext:value-type="float">
            <text:p>0.85714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3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9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8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3.1068" calcext:value-type="float">
            <text:p>93.10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1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2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2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3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9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4.1008" calcext:value-type="float">
            <text:p>74.1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7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6.4772" calcext:value-type="float">
            <text:p>96.47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3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137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4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2.4801" calcext:value-type="float">
            <text:p>72.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2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5.278" calcext:value-type="float">
            <text:p>95.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0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8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7.1279" calcext:value-type="float">
            <text:p>77.12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4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6.3676" calcext:value-type="float">
            <text:p>86.36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0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4107" calcext:value-type="float">
            <text:p>93.4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63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2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5.5731" calcext:value-type="float">
            <text:p>95.57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8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1.9706" calcext:value-type="float">
            <text:p>91.9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5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1.3974" calcext:value-type="float">
            <text:p>81.3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8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0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0319" calcext:value-type="float">
            <text:p>93.0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8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4.1494" calcext:value-type="float">
            <text:p>84.14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4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7.8055" calcext:value-type="float">
            <text:p>77.8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1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7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1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88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94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48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7.4531" calcext:value-type="float">
            <text:p>77.45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12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3172" calcext:value-type="float">
            <text:p>98.3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7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9.6571" calcext:value-type="float">
            <text:p>99.65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3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8.2881" calcext:value-type="float">
            <text:p>78.2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9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0078" calcext:value-type="float">
            <text:p>95.00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55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1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5.1852" calcext:value-type="float">
            <text:p>95.18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lligible To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787879" calcext:value-type="float">
            <text:p>0.787879</text:p>
          </table:table-cell>
          <table:table-cell office:value-type="string" calcext:value-type="string">
            <text:p><text:s/>%Failure</text:p>
          </table:table-cell>
          <table:table-cell office:value-type="float" office:value="0.037037" calcext:value-type="float">
            <text:p>0.037037</text:p>
          </table:table-cell>
        </table:table-row>
        <table:table-row table:style-name="ro1">
          <table:table-cell office:value-type="string" calcext:value-type="string">
            <text:p>Time: 135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9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1.2309" calcext:value-type="float">
            <text:p>81.2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1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9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1.7741" calcext:value-type="float">
            <text:p>71.77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0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9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7.8796" calcext:value-type="float">
            <text:p>97.8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9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5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436" calcext:value-type="float">
            <text:p>98.9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1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3.8664" calcext:value-type="float">
            <text:p>83.8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3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1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6.7733" calcext:value-type="float">
            <text:p>96.77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8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4.1317" calcext:value-type="float">
            <text:p>74.13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5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5.9471" calcext:value-type="float">
            <text:p>95.9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5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2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6.3452" calcext:value-type="float">
            <text:p>86.34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8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6694" calcext:value-type="float">
            <text:p>93.66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4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3.2658" calcext:value-type="float">
            <text:p>83.26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1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438" calcext:value-type="float">
            <text:p>99.4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9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9.2659" calcext:value-type="float">
            <text:p>89.26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1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2.2582" calcext:value-type="float">
            <text:p>82.25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7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7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3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6716" calcext:value-type="float">
            <text:p>98.67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9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5404" calcext:value-type="float">
            <text:p>95.54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5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5.4908" calcext:value-type="float">
            <text:p>95.49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3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0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6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68.8715" calcext:value-type="float">
            <text:p>68.87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2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6.1305" calcext:value-type="float">
            <text:p>86.1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90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9.4953" calcext:value-type="float">
            <text:p>89.49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7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5.2788" calcext:value-type="float">
            <text:p>85.27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3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8.8053" calcext:value-type="float">
            <text:p>98.8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402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9.4633" calcext:value-type="float">
            <text:p>99.4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7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6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9.6103" calcext:value-type="float">
            <text:p>89.6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90625" calcext:value-type="float">
            <text:p>0.9062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7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0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2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6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1.2046" calcext:value-type="float">
            <text:p>81.2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2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9.4186" calcext:value-type="float">
            <text:p>89.4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6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69.6575" calcext:value-type="float">
            <text:p>69.65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3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0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2.6732" calcext:value-type="float">
            <text:p>72.67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7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2988" calcext:value-type="float">
            <text:p>98.29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3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6.6127" calcext:value-type="float">
            <text:p>76.6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0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0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6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1567" calcext:value-type="float">
            <text:p>96.1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3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9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8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6933" calcext:value-type="float">
            <text:p>97.69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6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0.9948" calcext:value-type="float">
            <text:p>90.99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2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0.1149" calcext:value-type="float">
            <text:p>90.1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28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2.3013" calcext:value-type="float">
            <text:p>82.3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7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8.4664" calcext:value-type="float">
            <text:p>98.46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3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9.1449" calcext:value-type="float">
            <text:p>99.1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9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9.6571" calcext:value-type="float">
            <text:p>99.65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lligible Tot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%Memory</text:p>
          </table:table-cell>
          <table:table-cell office:value-type="float" office:value="0.842105" calcext:value-type="float">
            <text:p>0.84210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9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14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9.4095" calcext:value-type="float">
            <text:p>79.40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7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4.4678" calcext:value-type="float">
            <text:p>94.46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3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1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0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6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8.8113" calcext:value-type="float">
            <text:p>88.8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2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4833" calcext:value-type="float">
            <text:p>96.48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3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1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3471" calcext:value-type="float">
            <text:p>98.34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7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14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6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32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38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4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88.1003" calcext:value-type="float">
            <text:p>88.1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3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77" calcext:value-type="float">
            <text:p>99.16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9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9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9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7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0005" calcext:value-type="float">
            <text:p>98.0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6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3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0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6.3097" calcext:value-type="float">
            <text:p>96.30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70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0.0778" calcext:value-type="float">
            <text:p>80.0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9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6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4521" calcext:value-type="float">
            <text:p>96.45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lligible Tot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%Memory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94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5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7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7.721" calcext:value-type="float">
            <text:p>87.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2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7.3381" calcext:value-type="float">
            <text:p>87.3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0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8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6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4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8.3164" calcext:value-type="float">
            <text:p>78.3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2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8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7.672" calcext:value-type="float">
            <text:p>77.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4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0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7.2142" calcext:value-type="float">
            <text:p>87.2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6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4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6471" calcext:value-type="float">
            <text:p>96.64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1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347" calcext:value-type="float">
            <text:p>98.3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4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1.7088" calcext:value-type="float">
            <text:p>91.7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4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3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0.4754" calcext:value-type="float">
            <text:p>70.47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7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6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2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4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2.0191" calcext:value-type="float">
            <text:p>72.0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00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0475" calcext:value-type="float">
            <text:p>95.04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6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5095" calcext:value-type="float">
            <text:p>91.5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0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 Tot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%Memory</text:p>
          </table:table-cell>
          <table:table-cell office:value-type="float" office:value="0.904762" calcext:value-type="float">
            <text:p>0.90476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lligible To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iag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lligible Diag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%Memory</text:p>
          </table:table-cell>
          <table:table-cell office:value-type="string" calcext:value-type="string">
            <text:p>-nan</text:p>
          </table:table-cell>
          <table:table-cell office:value-type="string" calcext:value-type="string">
            <text:p><text:s/>%Failure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string" calcext:value-type="string">
            <text:p>Time: 6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4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5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80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1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8.446" calcext:value-type="float">
            <text:p>78.4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7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9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8447" calcext:value-type="float">
            <text:p>94.84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5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7.9578" calcext:value-type="float">
            <text:p>67.9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1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8.4034" calcext:value-type="float">
            <text:p>88.4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7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8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6.7627" calcext:value-type="float">
            <text:p>96.76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04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14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0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8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4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6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4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8148" calcext:value-type="float">
            <text:p>92.8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5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7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8.313" calcext:value-type="float">
            <text:p>68.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 Tot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96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5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2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4.4516" calcext:value-type="float">
            <text:p>84.45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8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9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35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3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69.5046" calcext:value-type="float">
            <text:p>69.504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162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24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8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68.9757" calcext:value-type="float">
            <text:p>68.97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4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0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22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3158" calcext:value-type="float">
            <text:p>98.3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8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0.5988" calcext:value-type="float">
            <text:p>90.59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2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9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3.7736" calcext:value-type="float">
            <text:p>93.77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5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301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7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4.8623" calcext:value-type="float">
            <text:p>84.86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3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7.8345" calcext:value-type="float">
            <text:p>97.8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9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77.4832" calcext:value-type="float">
            <text:p>77.48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5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7.372" calcext:value-type="float">
            <text:p>87.3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1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3.3418" calcext:value-type="float">
            <text:p>93.34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5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3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9573" calcext:value-type="float">
            <text:p>97.95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9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6.8344" calcext:value-type="float">
            <text:p>86.8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 Tot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%Memory</text:p>
          </table:table-cell>
          <table:table-cell office:value-type="float" office:value="0.863636" calcext:value-type="float">
            <text:p>0.863636</text:p>
          </table:table-cell>
          <table:table-cell office:value-type="string" calcext:value-type="string">
            <text:p><text:s/>%Failure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Time: 15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40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7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3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68.6597" calcext:value-type="float">
            <text:p>68.65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9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8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3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9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9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0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9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7.9664" calcext:value-type="float">
            <text:p>87.96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5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7.413" calcext:value-type="float">
            <text:p>97.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1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3638" calcext:value-type="float">
            <text:p>94.36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3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593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7289" calcext:value-type="float">
            <text:p>93.7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5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1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7.3059" calcext:value-type="float">
            <text:p>97.3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9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3.8132" calcext:value-type="float">
            <text:p>73.8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9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6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2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2.6789" calcext:value-type="float">
            <text:p>82.67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22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3.9739" calcext:value-type="float">
            <text:p>93.97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0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8.2988" calcext:value-type="float">
            <text:p>98.29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6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4.3345" calcext:value-type="float">
            <text:p>84.3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2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8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5.7635" calcext:value-type="float">
            <text:p>85.7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4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0.8326" calcext:value-type="float">
            <text:p>70.83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0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2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78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7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9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9.2028" calcext:value-type="float">
            <text:p>89.2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58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8.6076" calcext:value-type="float">
            <text:p>78.60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1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2.8508" calcext:value-type="float">
            <text:p>82.85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7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1.5833" calcext:value-type="float">
            <text:p>91.58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8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0.1207" calcext:value-type="float">
            <text:p>70.1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55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2.0303" calcext:value-type="float">
            <text:p>82.0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1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8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4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9179" calcext:value-type="float">
            <text:p>87.9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lligible Tot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%Memory</text:p>
          </table:table-cell>
          <table:table-cell office:value-type="float" office:value="0.837838" calcext:value-type="float">
            <text:p>0.83783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2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8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5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3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0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7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DECENTRALISED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16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2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9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7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3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4.6202" calcext:value-type="float">
            <text:p>74.6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9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55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4.2223" calcext:value-type="float">
            <text:p>94.2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1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75.5148" calcext:value-type="float">
            <text:p>75.5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73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2.102" calcext:value-type="float">
            <text:p>82.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4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90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2711" calcext:value-type="float">
            <text:p>96.27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6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6.321" calcext:value-type="float">
            <text:p>86.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6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0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8.6376" calcext:value-type="float">
            <text:p>88.63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6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5681" calcext:value-type="float">
            <text:p>92.56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4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3.3671" calcext:value-type="float">
            <text:p>73.36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0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98.3985" calcext:value-type="float">
            <text:p>98.3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46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2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7.8038" calcext:value-type="float">
            <text:p>97.80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8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64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6409" calcext:value-type="float">
            <text:p>98.64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5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8095" calcext:value-type="float">
            <text:p>98.80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5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91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9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6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9.673" calcext:value-type="float">
            <text:p>89.6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2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8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6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40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9.1449" calcext:value-type="float">
            <text:p>99.1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2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8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3.9962" calcext:value-type="float">
            <text:p>93.9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4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285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94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2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5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5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Elligible To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Elligible Diag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%Mem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%Failure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string" calcext:value-type="string">
            <text:p>Time: 6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2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1.0279" calcext:value-type="float">
            <text:p>81.02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4.0263" calcext:value-type="float">
            <text:p>94.02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7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196" calcext:value-type="float">
            <text:p>68.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5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3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0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6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3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9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0.6235" calcext:value-type="float">
            <text:p>80.6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5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4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2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6.8633" calcext:value-type="float">
            <text:p>96.8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8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4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5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52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7.8796" calcext:value-type="float">
            <text:p>97.8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8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680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4.1814" calcext:value-type="float">
            <text:p>84.18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4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0.6717" calcext:value-type="float">
            <text:p>80.67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3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3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4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1.6828" calcext:value-type="float">
            <text:p>81.68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0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0.1553" calcext:value-type="float">
            <text:p>90.1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64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436" calcext:value-type="float">
            <text:p>98.9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2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7.0866" calcext:value-type="float">
            <text:p>77.08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8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2436" calcext:value-type="float">
            <text:p>90.24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4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9.6265" calcext:value-type="float">
            <text:p>79.6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0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7.6387" calcext:value-type="float">
            <text:p>97.63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6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4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0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6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83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1668" calcext:value-type="float">
            <text:p>99.1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89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0.3321" calcext:value-type="float">
            <text:p>70.3321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296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02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0.3338" calcext:value-type="float">
            <text:p>80.3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87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2.474" calcext:value-type="float">
            <text:p>82.4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6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24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2.8509" calcext:value-type="float">
            <text:p>82.85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2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6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8.4715" calcext:value-type="float">
            <text:p>98.4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3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6.4089" calcext:value-type="float">
            <text:p>86.40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9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lligible Tot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%Memory</text:p>
          </table:table-cell>
          <table:table-cell office:value-type="float" office:value="0.809524" calcext:value-type="float">
            <text:p>0.809524</text:p>
          </table:table-cell>
          <table:table-cell office:value-type="string" calcext:value-type="string">
            <text:p><text:s/>%Failure</text:p>
          </table:table-cell>
          <table:table-cell office:value-type="float" office:value="0.0285714" calcext:value-type="float">
            <text:p>0.0285714</text:p>
          </table:table-cell>
        </table:table-row>
        <table:table-row table:style-name="ro1">
          <table:table-cell office:value-type="string" calcext:value-type="string">
            <text:p>Time: 9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5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9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7.9974" calcext:value-type="float">
            <text:p>87.99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88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6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9.9939" calcext:value-type="float">
            <text:p>79.99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2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6.5514" calcext:value-type="float">
            <text:p>76.55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8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4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6841" calcext:value-type="float">
            <text:p>94.68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0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8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1567" calcext:value-type="float">
            <text:p>96.1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5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1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0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2685" calcext:value-type="float">
            <text:p>97.2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6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3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0.0778" calcext:value-type="float">
            <text:p>80.0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1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27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7.8346" calcext:value-type="float">
            <text:p>97.8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34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0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7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530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2.8969" calcext:value-type="float">
            <text:p>82.89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9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1.7993" calcext:value-type="float">
            <text:p>91.79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6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2.2589" calcext:value-type="float">
            <text:p>92.25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2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9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6.2947" calcext:value-type="float">
            <text:p>76.29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5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7563" calcext:value-type="float">
            <text:p>89.75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1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1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0.9966" calcext:value-type="float">
            <text:p>80.99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32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9.3234" calcext:value-type="float">
            <text:p>89.3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4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0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8.8911" calcext:value-type="float">
            <text:p>88.8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6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62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4.1124" calcext:value-type="float">
            <text:p>94.1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70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78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84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90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7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3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2.4986" calcext:value-type="float">
            <text:p>92.49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99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5.5412" calcext:value-type="float">
            <text:p>75.5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5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3.5424" calcext:value-type="float">
            <text:p>83.54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94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5.8355" calcext:value-type="float">
            <text:p>75.83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7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3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4.6062" calcext:value-type="float">
            <text:p>94.60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9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lligible Tot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%Memory</text:p>
          </table:table-cell>
          <table:table-cell office:value-type="float" office:value="0.880952" calcext:value-type="float">
            <text:p>0.88095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302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98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6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3.3858" calcext:value-type="float">
            <text:p>93.38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3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38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21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Elligible Diag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%Memory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245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6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2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1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7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7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7.8796" calcext:value-type="float">
            <text:p>97.8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3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436" calcext:value-type="float">
            <text:p>98.9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2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4498" calcext:value-type="float">
            <text:p>68.44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3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1447" calcext:value-type="float">
            <text:p>99.14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2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9749" calcext:value-type="float">
            <text:p>98.9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5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5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7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3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9.5596" calcext:value-type="float">
            <text:p>89.55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698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7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48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0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6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5.2512" calcext:value-type="float">
            <text:p>85.2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2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0.6948" calcext:value-type="float">
            <text:p>80.69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8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5.0067" calcext:value-type="float">
            <text:p>75.0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6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3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5.3895" calcext:value-type="float">
            <text:p>85.3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9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9891" calcext:value-type="float">
            <text:p>94.9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6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6.2151" calcext:value-type="float">
            <text:p>96.2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9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80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8.1612" calcext:value-type="float">
            <text:p>68.1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7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341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5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0.2879" calcext:value-type="float">
            <text:p>90.2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Elligible Tot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7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2.3689" calcext:value-type="float">
            <text:p>82.3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7.8068" calcext:value-type="float">
            <text:p>87.8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9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7.013" calcext:value-type="float">
            <text:p>87.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0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6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9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1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7427" calcext:value-type="float">
            <text:p>84.7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7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2.9345" calcext:value-type="float">
            <text:p>82.9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3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0.934" calcext:value-type="float">
            <text:p>90.9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9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5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12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1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7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38" calcext:value-type="float">
            <text:p>98.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3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3985" calcext:value-type="float">
            <text:p>98.3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5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7.6187" calcext:value-type="float">
            <text:p>97.6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10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9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5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1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87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9.4681" calcext:value-type="float">
            <text:p>99.4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3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1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07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9.4633" calcext:value-type="float">
            <text:p>99.4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33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6.8344" calcext:value-type="float">
            <text:p>86.8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2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0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1347" calcext:value-type="float">
            <text:p>98.13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6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3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4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2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9388" calcext:value-type="float">
            <text:p>96.9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8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6.1567" calcext:value-type="float">
            <text:p>96.1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97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3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5.1565" calcext:value-type="float">
            <text:p>95.15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99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159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4.6582" calcext:value-type="float">
            <text:p>74.65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0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2.5714" calcext:value-type="float">
            <text:p>92.57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828571" calcext:value-type="float">
            <text:p>0.82857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7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8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0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7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9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5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4.0697" calcext:value-type="float">
            <text:p>94.06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7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4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1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1.2809" calcext:value-type="float">
            <text:p>91.28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7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3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02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0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7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24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9.8341" calcext:value-type="float">
            <text:p>79.83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4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0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7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0022" calcext:value-type="float">
            <text:p>98.0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3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4.018" calcext:value-type="float">
            <text:p>94.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0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1407" calcext:value-type="float">
            <text:p>92.14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63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2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8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160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84.2337" calcext:value-type="float">
            <text:p>84.23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25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7.9388" calcext:value-type="float">
            <text:p>87.9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7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3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6601" calcext:value-type="float">
            <text:p>83.6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9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4.2284" calcext:value-type="float">
            <text:p>94.2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59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7516" calcext:value-type="float">
            <text:p>71.7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6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2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4728" calcext:value-type="float">
            <text:p>98.47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0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5.0531" calcext:value-type="float">
            <text:p>95.05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87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7.3529" calcext:value-type="float">
            <text:p>97.35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93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9.4681" calcext:value-type="float">
            <text:p>99.4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9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5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6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2.9168" calcext:value-type="float">
            <text:p>92.9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2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4.8933" calcext:value-type="float">
            <text:p>84.89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9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5.1144" calcext:value-type="float">
            <text:p>95.1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5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7.1511" calcext:value-type="float">
            <text:p>87.15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1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7.9093" calcext:value-type="float">
            <text:p>97.9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8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3.9548" calcext:value-type="float">
            <text:p>93.95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4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6.1006" calcext:value-type="float">
            <text:p>96.1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lligible Tot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%Memory</text:p>
          </table:table-cell>
          <table:table-cell office:value-type="float" office:value="0.868421" calcext:value-type="float">
            <text:p>0.86842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7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7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8.1414" calcext:value-type="float">
            <text:p>98.14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8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3.4851" calcext:value-type="float">
            <text:p>73.4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5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9.6814" calcext:value-type="float">
            <text:p>79.68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4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0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8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4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9749" calcext:value-type="float">
            <text:p>98.9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5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1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0.8" calcext:value-type="float">
            <text:p>90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7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7.6869" calcext:value-type="float">
            <text:p>87.68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4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9.4328" calcext:value-type="float">
            <text:p>79.4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5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1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9772" calcext:value-type="float">
            <text:p>98.97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7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3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452" calcext:value-type="float">
            <text:p>94.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5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5</text:p>
          </table:table-cell>
          <table:table-cell office:value-type="float" office:value="67.4669" calcext:value-type="float">
            <text:p>67.46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1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75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5.4485" calcext:value-type="float">
            <text:p>85.4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2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9.0434" calcext:value-type="float">
            <text:p>89.04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8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4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0685" calcext:value-type="float">
            <text:p>87.06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0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7.6469" calcext:value-type="float">
            <text:p>97.6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6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1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1.6497" calcext:value-type="float">
            <text:p>81.64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4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90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2988" calcext:value-type="float">
            <text:p>98.29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8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89.8647" calcext:value-type="float">
            <text:p>89.86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42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7777" calcext:value-type="float">
            <text:p>91.7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1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9.6165" calcext:value-type="float">
            <text:p>79.6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02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5.3255" calcext:value-type="float">
            <text:p>75.3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6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66.55" calcext:value-type="float">
            <text:p>66.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2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7.0179" calcext:value-type="float">
            <text:p>87.0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8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9.4066" calcext:value-type="float">
            <text:p>89.40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4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2.6797" calcext:value-type="float">
            <text:p>92.67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0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8326" calcext:value-type="float">
            <text:p>92.83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6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7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1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7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3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1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7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3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1.2901" calcext:value-type="float">
            <text:p>91.2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89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5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3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0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8499" calcext:value-type="float">
            <text:p>97.84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2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8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8.8368" calcext:value-type="float">
            <text:p>98.83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34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61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8.054" calcext:value-type="float">
            <text:p>88.0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74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76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29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6285" calcext:value-type="float">
            <text:p>93.6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9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8128" calcext:value-type="float">
            <text:p>99.8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6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2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1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7.7435" calcext:value-type="float">
            <text:p>77.7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7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3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72.3181" calcext:value-type="float">
            <text:p>72.3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79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2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99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309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5.0107" calcext:value-type="float">
            <text:p>75.0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6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5.8729" calcext:value-type="float">
            <text:p>85.87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3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 Tot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%Memory</text:p>
          </table:table-cell>
          <table:table-cell office:value-type="float" office:value="0.769231" calcext:value-type="float">
            <text:p>0.76923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33" meta:object-count="0"/>
    <meta:generator>LibreOffice/4.2.8.2$Linux_X86_64 LibreOffice_project/420m0$Build-2</meta:generator>
  </office:meta>
</office:document-meta>
</file>